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3524" officeooo:paragraph-rsid="0001352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13524" officeooo:paragraph-rsid="0001352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13524" officeooo:paragraph-rsid="00063be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13524" officeooo:paragraph-rsid="00013524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13524" officeooo:paragraph-rsid="0001b807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officeooo:rsid="00013524" officeooo:paragraph-rsid="000256d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13524" officeooo:paragraph-rsid="0001b80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13524" officeooo:paragraph-rsid="000256d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13524" officeooo:paragraph-rsid="0003dbb1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01b807" officeooo:paragraph-rsid="0001b80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63be1" officeooo:paragraph-rsid="00063be1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weight="normal" officeooo:rsid="00063be1" officeooo:paragraph-rsid="00063be1" style:font-size-asian="10.5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weight="normal" officeooo:rsid="00063be1" officeooo:paragraph-rsid="00063be1" style:font-size-asian="10.5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2pt" fo:font-weight="normal" officeooo:rsid="00063be1" officeooo:paragraph-rsid="00063be1" style:font-size-asian="10.5pt" style:font-weight-asian="normal" style:font-size-complex="12pt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2pt" fo:font-weight="normal" officeooo:rsid="00063be1" officeooo:paragraph-rsid="00063be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63be1" officeooo:paragraph-rsid="0006831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6f0ab" officeooo:paragraph-rsid="0006f0a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3524" officeooo:paragraph-rsid="0001352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68316" officeooo:paragraph-rsid="0006831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63be1" officeooo:paragraph-rsid="0006831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63be1" officeooo:paragraph-rsid="0006f0a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3524" officeooo:paragraph-rsid="000256d0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13524" officeooo:paragraph-rsid="000256d0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13524" officeooo:paragraph-rsid="0003dbb1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13524" officeooo:paragraph-rsid="0004ebf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3524" officeooo:paragraph-rsid="0003dbb1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256d0" officeooo:paragraph-rsid="000256d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56d0" officeooo:paragraph-rsid="000256d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56d0" officeooo:paragraph-rsid="0003dbb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8316" officeooo:paragraph-rsid="0006831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f0ab" officeooo:paragraph-rsid="0006f0ab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013524"/>
    </style:style>
    <style:style style:name="P33" style:family="paragraph" style:parent-style-name="Standard">
      <style:paragraph-properties fo:text-align="start" style:justify-single-word="false"/>
      <style:text-properties officeooo:paragraph-rsid="00013524"/>
    </style:style>
    <style:style style:name="P34" style:family="paragraph" style:parent-style-name="Standard" style:list-style-name="L2">
      <style:paragraph-properties fo:text-align="start" style:justify-single-word="false"/>
      <style:text-properties officeooo:paragraph-rsid="00013524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01b807"/>
    </style:style>
    <style:style style:name="P36" style:family="paragraph" style:parent-style-name="Standard">
      <style:paragraph-properties fo:text-align="start" style:justify-single-word="false"/>
      <style:text-properties officeooo:paragraph-rsid="0001b807"/>
    </style:style>
    <style:style style:name="P37" style:family="paragraph" style:parent-style-name="Standard">
      <style:paragraph-properties fo:text-align="start" style:justify-single-word="false"/>
      <style:text-properties officeooo:paragraph-rsid="000256d0"/>
    </style:style>
    <style:style style:name="P38" style:family="paragraph" style:parent-style-name="Standard" style:list-style-name="L3">
      <style:paragraph-properties fo:text-align="start" style:justify-single-word="false"/>
      <style:text-properties officeooo:paragraph-rsid="000256d0"/>
    </style:style>
    <style:style style:name="P39" style:family="paragraph" style:parent-style-name="Standard" style:list-style-name="L3">
      <style:paragraph-properties fo:text-align="start" style:justify-single-word="false"/>
      <style:text-properties officeooo:paragraph-rsid="0003dbb1"/>
    </style:style>
    <style:style style:name="P40" style:family="paragraph" style:parent-style-name="Standard">
      <style:paragraph-properties fo:text-align="start" style:justify-single-word="false"/>
      <style:text-properties officeooo:paragraph-rsid="0003dbb1"/>
    </style:style>
    <style:style style:name="P41" style:family="paragraph" style:parent-style-name="Standard">
      <style:paragraph-properties fo:text-align="start" style:justify-single-word="false"/>
      <style:text-properties officeooo:paragraph-rsid="00068316"/>
    </style:style>
    <style:style style:name="P42" style:family="paragraph" style:parent-style-name="Standard">
      <style:paragraph-properties fo:text-align="start" style:justify-single-word="false"/>
      <style:text-properties officeooo:paragraph-rsid="0006f0ab"/>
    </style:style>
    <style:style style:name="P43" style:family="paragraph" style:parent-style-name="Standard">
      <style:paragraph-properties fo:text-align="start" style:justify-single-word="false"/>
      <style:text-properties style:text-position="0% 100%" fo:font-size="18pt" fo:font-weight="bold" officeooo:rsid="00013524" officeooo:paragraph-rsid="00013524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24pt" fo:font-weight="bold" officeooo:rsid="00013524" officeooo:paragraph-rsid="00013524" style:font-size-asian="24pt" style:font-weight-asian="bold" style:font-size-complex="2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underline-style="none" officeooo:rsid="00013524" officeooo:paragraph-rsid="00013524"/>
    </style:style>
    <style:style style:name="P46" style:family="paragraph" style:parent-style-name="Standard">
      <style:paragraph-properties fo:text-align="start" style:justify-single-word="false"/>
      <style:text-properties style:text-underline-style="none" officeooo:rsid="00013524" officeooo:paragraph-rsid="0001b807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13524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normal" officeooo:rsid="00013524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solid" style:text-underline-width="auto" style:text-underline-color="font-color" fo:font-weight="normal" officeooo:rsid="0001b807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solid" style:text-underline-width="auto" style:text-underline-color="font-color" fo:font-weight="normal" officeooo:rsid="000256d0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officeooo:rsid="0003dbb1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solid" style:text-underline-width="auto" style:text-underline-color="font-color" fo:font-weight="normal" officeooo:rsid="00068316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solid" style:text-underline-width="auto" style:text-underline-color="font-color" fo:font-weight="normal" officeooo:rsid="0006f0ab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013524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01b807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0256d0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03dbb1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06f0ab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07df63" style:font-size-asian="10.5pt" style:font-weight-asian="normal" style:font-size-complex="12pt" style:font-weight-complex="normal"/>
    </style:style>
    <style:style style:name="T15" style:family="text">
      <style:text-properties officeooo:rsid="0001b807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1b807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01b807"/>
    </style:style>
    <style:style style:name="T20" style:family="text">
      <style:text-properties style:text-underline-style="solid" style:text-underline-width="auto" style:text-underline-color="font-color" officeooo:rsid="000256d0"/>
    </style:style>
    <style:style style:name="T21" style:family="text">
      <style:text-properties officeooo:rsid="0003dbb1"/>
    </style:style>
    <style:style style:name="T22" style:family="text">
      <style:text-properties officeooo:rsid="00063be1"/>
    </style:style>
    <style:style style:name="T23" style:family="text">
      <style:text-properties officeooo:rsid="0006f0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ATTENDANCE SYSTEM : MARVILLIERS AURIAN ID3A</text:p>
      <text:p text:style-name="P1"/>
      <text:p text:style-name="P43">GUI:</text:p>
      <text:p text:style-name="P43"/>
      <text:p text:style-name="P18">window 1 : Attendance System</text:p>
      <text:p text:style-name="P18"/>
      <text:p text:style-name="P4">2 buttons : </text:p>
      <text:p text:style-name="P4"/>
      <text:list xml:id="list4088941666" text:style-name="L1">
        <text:list-item>
          <text:p text:style-name="P32"><text:span text:style-name="T2">log in (employee) → if the employee already exists in the database, he clicks on this button to log in</text:span></text:p>
        </text:list-item>
        <text:list-item>
          <text:p text:style-name="P32"><text:span text:style-name="T2">log in (admin) → <text:s/>if the admin already exists in the database, he clicks on this button to log in or if me (Aurian) decides to log in, I can click on this button to log in</text:span></text:p>
        </text:list-item>
      </text:list>
      <text:p text:style-name="P4"/>
      <text:p text:style-name="P4">Previous button : close the actual window</text:p>
      <text:p text:style-name="P4"/>
      <text:p text:style-name="P33"><text:span text:style-name="T3">window </text:span><text:span text:style-name="T4">2</text:span><text:span text:style-name="T3"> : Log in Page Admin</text:span></text:p>
      <text:p text:style-name="P33"><text:span text:style-name="T3"/></text:p>
      <text:p text:style-name="P45"><text:span text:style-name="T1">Username and Password to put </text:span></text:p>
      <text:p text:style-name="P45"><text:span text:style-name="T1"/></text:p>
      <text:list xml:id="list215430554" text:style-name="L2">
        <text:list-item>
          <text:p text:style-name="P34"><text:span text:style-name="T9">A Sign button : confirm the information </text:span><text:span text:style-name="T10">and allow the admin to the next window or not</text:span></text:p>
        </text:list-item>
        <text:list-item>
          <text:p text:style-name="P5"><text:span text:style-name="T17">Previous button : close the actual window</text:span></text:p>
        </text:list-item>
      </text:list>
      <text:p text:style-name="P7"><text:span text:style-name="T10"/></text:p>
      <text:p text:style-name="P36"><text:span text:style-name="T3">window </text:span><text:span text:style-name="T4">3</text:span><text:span text:style-name="T3"> : Log in Page </text:span><text:span text:style-name="T4">Employee</text:span></text:p>
      <text:p text:style-name="P36"><text:span text:style-name="T3"/></text:p>
      <text:p text:style-name="P36"><text:span text:style-name="T10">N</text:span><text:span text:style-name="T9">ame and </text:span><text:span text:style-name="T10">Code</text:span><text:span text:style-name="T9"> to put </text:span></text:p>
      <text:p text:style-name="P46"><text:span text:style-name="T1"/></text:p>
      <text:list xml:id="list12923015230462" text:continue-numbering="true" text:style-name="L2">
        <text:list-item>
          <text:p text:style-name="P35"><text:span text:style-name="T9">A </text:span><text:span text:style-name="T10">Log in</text:span><text:span text:style-name="T9"> button : confirm the information </text:span><text:span text:style-name="T10">and allow the employee to get recognized or not, this button will launch the facial recognition of the employee</text:span></text:p>
        </text:list-item>
        <text:list-item>
          <text:p text:style-name="P5"><text:span text:style-name="T17">Previous button : close the actual window</text:span></text:p>
        </text:list-item>
      </text:list>
      <text:p text:style-name="P7"><text:span text:style-name="T17"/></text:p>
      <text:p text:style-name="P36"><text:span text:style-name="T3">window </text:span><text:span text:style-name="T4">4</text:span><text:span text:style-name="T3"> :</text:span><text:span text:style-name="T4"> For Admin</text:span></text:p>
      <text:p text:style-name="P36"><text:span text:style-name="T3"/></text:p>
      <text:p text:style-name="P36"><text:span text:style-name="T10">Some text, this page is dedicated to the functions that an admin can realize</text:span><text:span text:style-name="T9"> </text:span></text:p>
      <text:p text:style-name="P46"><text:span text:style-name="T1"/></text:p>
      <text:list xml:id="list12922568390359" text:continue-numbering="true" text:style-name="L2">
        <text:list-item>
          <text:p text:style-name="P10"><text:span text:style-name="T16">Button Add Employee : will add an employee in my database</text:span></text:p>
        </text:list-item>
        <text:list-item>
          <text:p text:style-name="P35"><text:span text:style-name="T10">Button Delete Employee : will delete an employee in my database</text:span></text:p>
        </text:list-item>
        <text:list-item>
          <text:p text:style-name="P35"><text:span text:style-name="T10">Button Get Employee : will get all employee in my database</text:span></text:p>
        </text:list-item>
        <text:list-item>
          <text:p text:style-name="P35"><text:span text:style-name="T10">Button Edit Employee : will edit an employee in my database</text:span></text:p>
        </text:list-item>
        <text:list-item>
          <text:p text:style-name="P35"><text:span text:style-name="T10">Button Reset Employee : will reset all employee in my database, pictures of them and their information</text:span></text:p>
        </text:list-item>
        <text:list-item>
          <text:p text:style-name="P35"><text:span text:style-name="T10">Button Check time records Employee : will display the time when all employee came at work</text:span></text:p>
        </text:list-item>
      </text:list>
      <text:p text:style-name="P36"><text:span text:style-name="T10"/></text:p>
      <text:list xml:id="list12922024422958" text:continue-numbering="true" text:style-name="L2">
        <text:list-item>
          <text:p text:style-name="P35"><text:span text:style-name="T10">Button Add Admin : will add an admin in my database</text:span></text:p>
        </text:list-item>
        <text:list-item>
          <text:p text:style-name="P35"><text:span text:style-name="T10">Button Delete Admin : will delete an admin in my database</text:span></text:p>
        </text:list-item>
        <text:list-item>
          <text:p text:style-name="P35"><text:span text:style-name="T10">Button Get Admin : will get all admin in my database</text:span></text:p>
        </text:list-item>
      </text:list>
      <text:p text:style-name="P4"/>
      <text:list xml:id="list12922578255450" text:continue-numbering="true" text:style-name="L2">
        <text:list-item>
          <text:p text:style-name="P6"><text:span text:style-name="T17">Previous button : close the actual window</text:span></text:p>
        </text:list-item>
      </text:list>
      <text:p text:style-name="P8"><text:soft-page-break/><text:span text:style-name="T17"/></text:p>
      <text:p text:style-name="P8"><text:span text:style-name="T17"/></text:p>
      <text:p text:style-name="P8"><text:span text:style-name="T18">window </text:span><text:span text:style-name="T20">5</text:span><text:span text:style-name="T18"> :</text:span><text:span text:style-name="T19"> </text:span><text:span text:style-name="T20">Page Employee (linked to the </text:span><text:span text:style-name="T19">Button Add Employee</text:span><text:span text:style-name="T20">)</text:span></text:p>
      <text:p text:style-name="P8"><text:span text:style-name="T20"/></text:p>
      <text:p text:style-name="P22"><text:span text:style-name="T15">N</text:span>ame and <text:span text:style-name="T15">Code</text:span> to put </text:p>
      <text:p text:style-name="P22"/>
      <text:list xml:id="list3592385260" text:style-name="L3">
        <text:list-item>
          <text:p text:style-name="P27">Button Capture : take pictures of the employee that is creating</text:p>
        </text:list-item>
        <text:list-item>
          <text:p text:style-name="P27">Button Create : create the employee and add him in the database</text:p>
        </text:list-item>
        <text:list-item>
          <text:p text:style-name="P23"><text:span text:style-name="T15">Previous button : close the actual window</text:span></text:p>
        </text:list-item>
      </text:list>
      <text:p text:style-name="P22"/>
      <text:p text:style-name="P37"><text:span text:style-name="T3">window </text:span><text:span text:style-name="T5">6</text:span><text:span text:style-name="T3"> :</text:span><text:span text:style-name="T4"> </text:span><text:span text:style-name="T5">Page Employee (linked to the </text:span><text:span text:style-name="T4">Button </text:span><text:span text:style-name="T5">Delete</text:span><text:span text:style-name="T4"> Employee</text:span><text:span text:style-name="T5">)</text:span></text:p>
      <text:p text:style-name="P8"><text:span text:style-name="T20"/></text:p>
      <text:p text:style-name="P37"><text:span text:style-name="T11">Id of the employee</text:span><text:span text:style-name="T9"> to put </text:span></text:p>
      <text:p text:style-name="P22"/>
      <text:list xml:id="list12922168443630" text:continue-numbering="true" text:style-name="L3">
        <text:list-item>
          <text:p text:style-name="P27">Button Delete : will delete the employee in my database thanks to his Id</text:p>
        </text:list-item>
        <text:list-item>
          <text:p text:style-name="P23"><text:span text:style-name="T15">Previous button : close the actual window</text:span></text:p>
        </text:list-item>
      </text:list>
      <text:p text:style-name="P22"/>
      <text:p text:style-name="P37"><text:span text:style-name="T3">window </text:span><text:span text:style-name="T5">7</text:span><text:span text:style-name="T3"> :</text:span><text:span text:style-name="T4"> </text:span><text:span text:style-name="T5">Employee List (linked to the </text:span><text:span text:style-name="T4">Button </text:span><text:span text:style-name="T5">Get</text:span><text:span text:style-name="T4"> Employee</text:span><text:span text:style-name="T5">)</text:span></text:p>
      <text:p text:style-name="P22"/>
      <text:list xml:id="list12923599824908" text:continue-numbering="true" text:style-name="L3">
        <text:list-header>
          <text:p text:style-name="P27">Just a summarized table of the employee in my database (3 columns : Id, Name, Code)</text:p>
        </text:list-header>
      </text:list>
      <text:p text:style-name="P28"/>
      <text:p text:style-name="P37"><text:span text:style-name="T3">window </text:span><text:span text:style-name="T5">8</text:span><text:span text:style-name="T3"> :</text:span><text:span text:style-name="T4"> </text:span><text:span text:style-name="T5">Page Edit Employee (linked to the </text:span><text:span text:style-name="T4">Button </text:span><text:span text:style-name="T5">Edit</text:span><text:span text:style-name="T4"> Employee</text:span><text:span text:style-name="T5">)</text:span></text:p>
      <text:p text:style-name="P8"><text:span text:style-name="T20"/></text:p>
      <text:p text:style-name="P37"><text:span text:style-name="T11">Id of the employee</text:span><text:span text:style-name="T9"> </text:span><text:span text:style-name="T11">and new name </text:span><text:span text:style-name="T9">to put </text:span></text:p>
      <text:p text:style-name="P22"/>
      <text:list xml:id="list12921863403661" text:continue-numbering="true" text:style-name="L3">
        <text:list-item>
          <text:p text:style-name="P38"><text:span text:style-name="T11">Button Edit : will edit the employee in my database thanks to his Id, will change his or her name</text:span></text:p>
        </text:list-item>
        <text:list-item>
          <text:p text:style-name="P23"><text:span text:style-name="T15">Previous button : close the actual window</text:span></text:p>
        </text:list-item>
      </text:list>
      <text:p text:style-name="P22"/>
      <text:p text:style-name="P40"><text:span text:style-name="T3">window </text:span><text:span text:style-name="T5">9</text:span><text:span text:style-name="T3"> :</text:span><text:span text:style-name="T4"> </text:span><text:span text:style-name="T5">Employee </text:span><text:span text:style-name="T6">check in time list</text:span><text:span text:style-name="T5">(linked to the </text:span><text:span text:style-name="T4">Button Check time records Employee</text:span><text:span text:style-name="T5">)</text:span></text:p>
      <text:p text:style-name="P8"><text:span text:style-name="T20"/></text:p>
      <text:list xml:id="list12922150002866" text:continue-numbering="true" text:style-name="L3">
        <text:list-header>
          <text:p text:style-name="P39"><text:span text:style-name="T11">Just a summarized table of the employee </text:span><text:span text:style-name="T12">checked in time </text:span><text:span text:style-name="T11">in my database (3 columns : Id, </text:span><text:span text:style-name="T12">Check_in_time</text:span><text:span text:style-name="T11">, </text:span><text:span text:style-name="T12">Statut</text:span><text:span text:style-name="T11">) </text:span><text:span text:style-name="T12">statut to see if the employee is present or late</text:span></text:p>
        </text:list-header>
      </text:list>
      <text:p text:style-name="P40"><text:span text:style-name="T12"/></text:p>
      <text:p text:style-name="P40"><text:span text:style-name="T3">window </text:span><text:span text:style-name="T6">10</text:span><text:span text:style-name="T3"> :</text:span><text:span text:style-name="T4"> </text:span><text:span text:style-name="T5">Page </text:span><text:span text:style-name="T6">Admin</text:span><text:span text:style-name="T5"> (linked to the </text:span><text:span text:style-name="T4">Button Add </text:span><text:span text:style-name="T6">Admin</text:span><text:span text:style-name="T5">)</text:span></text:p>
      <text:p text:style-name="P9"><text:span text:style-name="T20"/></text:p>
      <text:p text:style-name="P26"><text:span text:style-name="T15">N</text:span>ame and <text:span text:style-name="T15">Code</text:span> <text:span text:style-name="T21">and Id </text:span>to put </text:p>
      <text:p text:style-name="P29"/>
      <text:list xml:id="list12922572565006" text:continue-numbering="true" text:style-name="L3">
        <text:list-item>
          <text:p text:style-name="P39"><text:span text:style-name="T11">Button Create : create the </text:span><text:span text:style-name="T12">admin</text:span><text:span text:style-name="T11"> and add him in the database</text:span></text:p>
        </text:list-item>
        <text:list-item>
          <text:p text:style-name="P24"><text:span text:style-name="T15">Previous button : close the actual window</text:span></text:p>
        </text:list-item>
      </text:list>
      <text:p text:style-name="P8"><text:span text:style-name="T17"/></text:p>
      <text:p text:style-name="P40"><text:span text:style-name="T3">window </text:span><text:span text:style-name="T6">11</text:span><text:span text:style-name="T3"> :</text:span><text:span text:style-name="T4"> </text:span><text:span text:style-name="T5">Page </text:span><text:span text:style-name="T6">Admin</text:span><text:span text:style-name="T5"> (linked to the </text:span><text:span text:style-name="T4">Button </text:span><text:span text:style-name="T5">Delete</text:span><text:span text:style-name="T4"> </text:span><text:span text:style-name="T6">Admin</text:span><text:span text:style-name="T5">)</text:span></text:p>
      <text:p text:style-name="P9"><text:span text:style-name="T20"/></text:p>
      <text:p text:style-name="P40"><text:span text:style-name="T11">Id of the employee</text:span><text:span text:style-name="T9"> to put </text:span></text:p>
      <text:p text:style-name="P26"/>
      <text:list xml:id="list12922599546944" text:continue-numbering="true" text:style-name="L3">
        <text:list-item>
          <text:p text:style-name="P39"><text:span text:style-name="T11">Button Delete : will delete the </text:span><text:span text:style-name="T12">admin</text:span><text:span text:style-name="T11"> in my database thanks to his Id</text:span></text:p>
        </text:list-item>
        <text:list-item>
          <text:p text:style-name="P24"><text:span text:style-name="T15">Previous button : close the actual window</text:span></text:p>
        </text:list-item>
      </text:list>
      <text:p text:style-name="P26"/>
      <text:p text:style-name="P40"><text:span text:style-name="T3">window </text:span><text:span text:style-name="T6">12</text:span><text:span text:style-name="T3"> :</text:span><text:span text:style-name="T4"> </text:span><text:span text:style-name="T6">Admin</text:span><text:span text:style-name="T5"> List (linked to the </text:span><text:span text:style-name="T4">Button </text:span><text:span text:style-name="T5">Get</text:span><text:span text:style-name="T4"> </text:span><text:span text:style-name="T6">Admin</text:span><text:span text:style-name="T5">)</text:span></text:p>
      <text:p text:style-name="P26"/>
      <text:list xml:id="list12922347297606" text:continue-numbering="true" text:style-name="L3">
        <text:list-header>
          <text:p text:style-name="P39"><text:span text:style-name="T11">Just a summarized table of the </text:span><text:span text:style-name="T12">admin</text:span><text:span text:style-name="T11"> in my database (3 columns : Id, </text:span><text:span text:style-name="T12">Usern</text:span><text:span text:style-name="T11">ame, </text:span><text:span text:style-name="T12">Password)</text:span></text:p>
        </text:list-header>
      </text:list>
      <text:p text:style-name="P40"><text:span text:style-name="T12"/></text:p>
      <text:list xml:id="list12921820174513" text:continue-numbering="true" text:style-name="L3">
        <text:list-header>
          <text:p text:style-name="P25"><text:soft-page-break/></text:p>
        </text:list-header>
        <text:list-item>
          <text:p text:style-name="P25"><text:span text:style-name="T15">Previous button : close the actual window</text:span></text:p>
        </text:list-item>
      </text:list>
      <text:p text:style-name="P26"/>
      <text:p text:style-name="P2">CODE<text:span text:style-name="T22">:</text:span></text:p>
      <text:p text:style-name="P2"/>
      <text:p text:style-name="P11">(3 scripts Python + 3 scripts Java)</text:p>
      <text:p text:style-name="P11"/>
      <text:p text:style-name="P11">PACKAGE DatabaseAndTables</text:p>
      <text:p text:style-name="P11"/>
      <text:list xml:id="list942286303" text:style-name="L4">
        <text:list-item>
          <text:p text:style-name="P12">AdminFunctions.java</text:p>
        </text:list-item>
        <text:list-item>
          <text:p text:style-name="P12">Database.java</text:p>
        </text:list-item>
      </text:list>
      <text:p text:style-name="P4"/>
      <text:p text:style-name="P11">PACKAGE GUI</text:p>
      <text:p text:style-name="P11"/>
      <text:list xml:id="list12923557963968" text:continue-numbering="true" text:style-name="L4">
        <text:list-item>
          <text:p text:style-name="P12">interfaceGraphiqueUser.java</text:p>
        </text:list-item>
      </text:list>
      <text:p text:style-name="P11"/>
      <text:p text:style-name="P11">EXTERNAL SCRIPTS</text:p>
      <text:p text:style-name="P11"/>
      <text:list xml:id="list254611577" text:style-name="L5">
        <text:list-item>
          <text:p text:style-name="P13">emptyFileNames.py</text:p>
        </text:list-item>
        <text:list-item>
          <text:p text:style-name="P13">faceRecognition.py</text:p>
        </text:list-item>
        <text:list-item>
          <text:p text:style-name="P13">takePictures.py</text:p>
        </text:list-item>
      </text:list>
      <text:p text:style-name="P16"/>
      <text:p text:style-name="P19">AdminFunctions :</text:p>
      <text:p text:style-name="P19"/>
      <text:p text:style-name="P30">Several functions for the admins functions </text:p>
      <text:p text:style-name="P30"/>
      <text:p text:style-name="P41"><text:span text:style-name="T7">Database :</text:span></text:p>
      <text:p text:style-name="P19"/>
      <text:p text:style-name="P30">All the code to manipulate some tables of mySQL usefull for the project, everything working in the db_time_attendance database</text:p>
      <text:p text:style-name="P30"/>
      <text:p text:style-name="P19"><text:span text:style-name="T22">interfaceGraphiqueUser</text:span> :</text:p>
      <text:p text:style-name="P19"/>
      <text:p text:style-name="P30">Several functions for the GUI and the events and actions, this script java will make the link between every parts of the project.</text:p>
      <text:p text:style-name="P30"/>
      <text:p text:style-name="P20">EmptyFileNames :</text:p>
      <text:p text:style-name="P20"/>
      <text:p text:style-name="P31">This script will erase or delete the name put in the JSON file and also all the folder Dataset containing the pictures of everyone</text:p>
      <text:p text:style-name="P31"/>
      <text:p text:style-name="P21">faceRecognition :</text:p>
      <text:p text:style-name="P21"/>
      <text:p text:style-name="P42"><text:span text:style-name="T13">This script will launch the facial recognition using the pictures in Dataset to compare</text:span></text:p>
      <text:p text:style-name="P42"><text:span text:style-name="T13"/></text:p>
      <text:p text:style-name="P21">takePictures :</text:p>
      <text:p text:style-name="P21"/>
      <text:p text:style-name="P42"><text:span text:style-name="T13">This script will take pictures of employee when he is running, you put a name and it takes pictures of you and after that, creates a folder of your name containing 30 pictures of you </text:span><text:span text:style-name="T14">and also put your name automatically in the JSON file</text:span></text:p>
      <text:p text:style-name="P11"/>
      <text:p text:style-name="P11"><text:soft-page-break/></text:p>
      <text:p text:style-name="P11"/>
      <text:p text:style-name="P3"><text:span text:style-name="T22">COMPONENTS:</text:span></text:p>
      <text:p text:style-name="P3"/>
      <text:p text:style-name="P11">SCRIPTS Python, Java, Json</text:p>
      <text:p text:style-name="P11"/>
      <text:list xml:id="list362498475" text:style-name="L6">
        <text:list-item>
          <text:p text:style-name="P14">AdminFunctions.java</text:p>
        </text:list-item>
        <text:list-item>
          <text:p text:style-name="P14">Main.java</text:p>
        </text:list-item>
        <text:list-item>
          <text:p text:style-name="P14">Database.java</text:p>
        </text:list-item>
        <text:list-item>
          <text:p text:style-name="P14">interfaceGraphiqueUser.java</text:p>
        </text:list-item>
        <text:list-item>
          <text:p text:style-name="P14">emptyFileNames.py</text:p>
        </text:list-item>
        <text:list-item>
          <text:p text:style-name="P14">faceRecognition.py</text:p>
        </text:list-item>
        <text:list-item>
          <text:p text:style-name="P14">takePictures.py</text:p>
        </text:list-item>
        <text:list-item>
          <text:p text:style-name="P14">names.json</text:p>
        </text:list-item>
      </text:list>
      <text:p text:style-name="P11"/>
      <text:p text:style-name="P11">FOR PICTURES</text:p>
      <text:p text:style-name="P11"/>
      <text:list xml:id="list2715724107" text:style-name="L7">
        <text:list-item>
          <text:p text:style-name="P15">Folder Dataset (stock other folder of pictures of people)</text:p>
        </text:list-item>
      </text:list>
      <text:p text:style-name="P11"/>
      <text:p text:style-name="P4"/>
      <text:p text:style-name="P4"/>
      <text:p text:style-name="P2">ERRORS:</text:p>
      <text:p text:style-name="P2"/>
      <text:p text:style-name="P17"><text:span text:style-name="T18">For the delete button</text:span> : It delete the employee in my database and table but not in the JSON file and not deleting the pictures in foler Dataset</text:p>
      <text:p text:style-name="P17"/>
      <text:p text:style-name="P42"><text:span text:style-name="T8">For the edit button :</text:span><text:span text:style-name="T13"> It changes the name of the employee but this employee is not recognized when he wants to log 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3T00:15:15.100166572</meta:creation-date>
    <dc:date>2025-01-13T01:29:21.443609062</dc:date>
    <meta:editing-duration>PT40M3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4" meta:paragraph-count="94" meta:word-count="896" meta:character-count="4798" meta:non-whitespace-character-count="4031"/>
  </office:meta>
</office:document-meta>
</file>